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c00" officeooo:paragraph-rsid="001dbc00"/>
    </style:style>
    <style:style style:name="P2" style:family="paragraph" style:parent-style-name="Standard">
      <style:text-properties officeooo:rsid="001e93ae" officeooo:paragraph-rsid="001e93ae"/>
    </style:style>
    <style:style style:name="P3" style:family="paragraph" style:parent-style-name="Standard">
      <style:text-properties officeooo:rsid="001ebfc5" officeooo:paragraph-rsid="001ebfc5"/>
    </style:style>
    <style:style style:name="P4" style:family="paragraph" style:parent-style-name="Standard">
      <style:text-properties officeooo:rsid="00200371" officeooo:paragraph-rsid="00200371"/>
    </style:style>
    <style:style style:name="P5" style:family="paragraph" style:parent-style-name="Standard">
      <style:paragraph-properties fo:text-align="center" style:justify-single-word="false"/>
      <style:text-properties officeooo:rsid="00200371" officeooo:paragraph-rsid="00200371"/>
    </style:style>
    <style:style style:name="T1" style:family="text">
      <style:text-properties officeooo:rsid="001e93ae"/>
    </style:style>
    <style:style style:name="T2" style:family="text">
      <style:text-properties officeooo:rsid="001ebfc5"/>
    </style:style>
    <style:style style:name="T3" style:family="text">
      <style:text-properties officeooo:rsid="00200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Diogo Cavalcante de Araújo 21203686</text:p>
      <text:p text:style-name="P4">Matheus Lima Alves 21201354</text:p>
      <text:p text:style-name="P1"/>
      <text:p text:style-name="P1"/>
      <text:p text:style-name="P5">Estórias – Desenvolvimento App Boi<text:tab/></text:p>
      <text:p text:style-name="P1"/>
      <text:p text:style-name="P1"/>
      <text:p text:style-name="P1">Eu como Presidente do Comitê, gostaria de criar apresentação de cada música para que os usuários possam acompanhar o tempo de apresentação de cada música durante o espetáculo.</text:p>
      <text:p text:style-name="P1"/>
      <text:p text:style-name="P1">Eu como Presidente do Comitê, gostaria de criar roteiro da apresentação para que eu possa ter <text:span text:style-name="T1">uma visão geral da apresentação, com suas respectivas partes</text:span></text:p>
      <text:p text:style-name="P1"/>
      <text:p text:style-name="P2">Eu como Presidente do Comitê, gostaria de criar partes <text:span text:style-name="T2">da apresentação para que eu possa ter a divisão dos elementos selecionados, a ordem e o tempo individual e agregado</text:span> </text:p>
      <text:p text:style-name="P2"/>
      <text:p text:style-name="P2">Eu como Presidente do Comitê, gostaria de criar elementos <text:span text:style-name="T2">da apresentação para que eu possa ter uma visão detalhada do elemento.</text:span></text:p>
      <text:p text:style-name="P2"/>
      <text:p text:style-name="P3">Eu como brincante, gostaria de listar apresentação para que eu possa visualizar a lista de apresentações disponíveis para executar.</text:p>
      <text:p text:style-name="P3"/>
      <text:p text:style-name="P3">Eu como cronometrista, gostaria de visualizar roteiro da apresentação para que eu possa ter acesso ao que será feito naquela noite.</text:p>
      <text:p text:style-name="P3"/>
      <text:p text:style-name="P3">Eu como cronometrista, gostaria de iniciar execução <text:s/><text:span text:style-name="T3">para controlar o tempo dos elementos e poder identificar possíveis atrasados, adiantamentos e se a apresentação ocorreu como planejado.</text:span>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0:10:41.254913888</meta:creation-date>
    <dc:date>2016-04-14T11:03:47.106266476</dc:date>
    <meta:editing-duration>PT21S</meta:editing-duration>
    <meta:editing-cycles>1</meta:editing-cycles>
    <meta:document-statistic meta:table-count="0" meta:image-count="0" meta:object-count="0" meta:page-count="1" meta:paragraph-count="10" meta:word-count="182" meta:character-count="1176" meta:non-whitespace-character-count="999"/>
    <meta:generator>LibreOffice/4.3.7.2$Linux_X86_64 LibreOffice_project/430m0$Build-2</meta:generator>
  </office:meta>
</office:document-meta>
</file>